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4A581F4212540D5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7.004cm" table:align="left" style:writing-mode="lr-tb"/>
    </style:style>
    <style:style style:name="Таблиця1.A" style:family="table-column">
      <style:table-column-properties style:column-width="4.389cm"/>
    </style:style>
    <style:style style:name="Таблиця1.B" style:family="table-column">
      <style:table-column-properties style:column-width="12.61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1.B1" style:family="table-cell">
      <style:table-cell-properties style:vertical-align="top" fo:padding="0.097cm" fo:border="0.1pt solid #ffffff" style:writing-mode="lr-tb"/>
    </style:style>
    <style:style style:name="Таблиця2" style:family="table">
      <style:table-properties style:width="17.004cm" table:align="left" style:writing-mode="lr-tb"/>
    </style:style>
    <style:style style:name="Таблиця2.A" style:family="table-column">
      <style:table-column-properties style:column-width="4.389cm"/>
    </style:style>
    <style:style style:name="Таблиця2.B" style:family="table-column">
      <style:table-column-properties style:column-width="12.615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2.B1" style:family="table-cell">
      <style:table-cell-properties style:vertical-align="top" fo:padding="0.097cm" fo:border="0.1pt solid #ffffff" style:writing-mode="lr-tb"/>
    </style:style>
    <style:style style:name="Таблиця3" style:family="table">
      <style:table-properties style:width="17.004cm" table:align="left" style:writing-mode="lr-tb"/>
    </style:style>
    <style:style style:name="Таблиця3.A" style:family="table-column">
      <style:table-column-properties style:column-width="4.39cm"/>
    </style:style>
    <style:style style:name="Таблиця3.B" style:family="table-column">
      <style:table-column-properties style:column-width="12.614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3.B1" style:family="table-cell">
      <style:table-cell-properties style:vertical-align="top" fo:padding="0.097cm" fo:border="0.1pt solid #ffffff" style:writing-mode="lr-tb"/>
    </style:style>
    <style:style style:name="Таблиця4" style:family="table">
      <style:table-properties style:width="17.013cm" table:align="left" style:writing-mode="lr-tb"/>
    </style:style>
    <style:style style:name="Таблиця4.A" style:family="table-column">
      <style:table-column-properties style:column-width="4.39cm"/>
    </style:style>
    <style:style style:name="Таблиця4.B" style:family="table-column">
      <style:table-column-properties style:column-width="12.622cm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4.B1" style:family="table-cell">
      <style:table-cell-properties style:vertical-align="top" fo:padding="0.097cm" fo:border="0.1pt solid #ffffff" style:writing-mode="lr-tb"/>
    </style:style>
    <style:style style:name="Таблиця5" style:family="table">
      <style:table-properties style:width="17.004cm" table:align="left" style:writing-mode="lr-tb"/>
    </style:style>
    <style:style style:name="Таблиця5.A" style:family="table-column">
      <style:table-column-properties style:column-width="4.39cm"/>
    </style:style>
    <style:style style:name="Таблиця5.B" style:family="table-column">
      <style:table-column-properties style:column-width="12.614cm"/>
    </style:style>
    <style:style style:name="Таблиця5.1" style:family="table-row">
      <style:table-row-properties style:min-row-height="0.794cm" fo:keep-together="auto"/>
    </style:style>
    <style:style style:name="Таблиця5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5.B1" style:family="table-cell">
      <style:table-cell-properties style:vertical-align="top" fo:padding="0.097cm" fo:border="0.1pt solid #ffffff" style:writing-mode="lr-tb"/>
    </style:style>
    <style:style style:name="P1" style:family="paragraph" style:parent-style-name="Linia_20_pozioma">
      <style:paragraph-properties fo:margin-top="0.499cm" fo:margin-bottom="0.499cm" style:contextual-spacing="false"/>
    </style:style>
    <style:style style:name="P2" style:family="paragraph" style:parent-style-name="Linia_20_pozioma">
      <style:paragraph-properties fo:margin-top="0.499cm" fo:margin-bottom="0.499cm" style:contextual-spacing="false"/>
      <style:text-properties style:font-name="Verdana" fo:font-weight="bold" style:font-weight-asian="bold" style:font-name-complex="Verdana" style:font-weight-complex="bold"/>
    </style:style>
    <style:style style:name="P3" style:family="paragraph" style:parent-style-name="Linia_20_pozioma">
      <style:paragraph-properties fo:margin-top="0.499cm" fo:margin-bottom="0.499cm" style:contextual-spacing="false"/>
      <style:text-properties style:font-name="Verdana" style:font-name-complex="Verdana"/>
    </style:style>
    <style:style style:name="P4" style:family="paragraph" style:parent-style-name="Linia_20_pozioma">
      <style:paragraph-properties fo:margin-top="0.499cm" fo:margin-bottom="0.499cm" style:contextual-spacing="false"/>
      <style:text-properties style:font-name="Verdana" fo:font-size="2pt" style:font-size-asian="2pt" style:font-name-complex="Verdana" style:font-size-complex="2pt"/>
    </style:style>
    <style:style style:name="P5" style:family="paragraph" style:parent-style-name="Standard">
      <style:text-properties style:font-name="Verdana" fo:font-size="2pt" style:font-size-asian="2pt" style:font-name-complex="Verdana" style:font-size-complex="2pt"/>
    </style:style>
    <style:style style:name="P6" style:family="paragraph" style:parent-style-name="Zawartość_20_tabeli">
      <style:text-properties style:font-name="Verdana" fo:font-size="11pt" style:font-size-asian="11pt" style:font-name-complex="Verdana" style:font-size-complex="11pt"/>
    </style:style>
    <style:style style:name="P7" style:family="paragraph" style:parent-style-name="Zawartość_20_tabeli">
      <style:paragraph-properties fo:text-align="end" style:justify-single-word="false"/>
      <style:text-properties style:font-name="Verdana" fo:font-size="11pt" officeooo:paragraph-rsid="0013871a" style:font-size-asian="11pt" style:font-name-complex="Verdana" style:font-size-complex="11pt"/>
    </style:style>
    <style:style style:name="P8" style:family="paragraph" style:parent-style-name="Zawartość_20_tabeli">
      <style:text-properties style:font-name="Verdana" fo:font-size="11pt" officeooo:rsid="000b6804" officeooo:paragraph-rsid="000b6804" style:font-size-asian="11pt" style:font-name-complex="Verdana" style:font-size-complex="11pt"/>
    </style:style>
    <style:style style:name="P9" style:family="paragraph" style:parent-style-name="Zawartość_20_tabeli">
      <style:text-properties style:font-name="Verdana" fo:font-size="11pt" officeooo:paragraph-rsid="00121a4b" style:font-size-asian="11pt" style:font-name-complex="Verdana" style:font-size-complex="11pt"/>
    </style:style>
    <style:style style:name="P10" style:family="paragraph" style:parent-style-name="Zawartość_20_tabeli">
      <style:paragraph-properties fo:text-align="start" style:justify-single-word="false"/>
      <style:text-properties style:font-name="Verdana" fo:font-size="11pt" officeooo:paragraph-rsid="0013871a" style:font-size-asian="11pt" style:font-name-complex="Verdana" style:font-size-complex="11pt"/>
    </style:style>
    <style:style style:name="P11" style:family="paragraph" style:parent-style-name="Zawartość_20_tabeli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12" style:family="paragraph" style:parent-style-name="Zawartość_20_tabeli">
      <style:text-properties style:font-name="Verdana" fo:font-size="11pt" fo:language="en" fo:country="US" officeooo:rsid="000b6804" officeooo:paragraph-rsid="000b6804" style:font-size-asian="11pt" style:font-name-complex="Verdana" style:font-size-complex="11pt"/>
    </style:style>
    <style:style style:name="P13" style:family="paragraph" style:parent-style-name="Zawartość_20_tabeli">
      <style:text-properties style:font-name="Verdana" fo:font-size="11pt" fo:language="en" fo:country="US" officeooo:rsid="00107f07" officeooo:paragraph-rsid="00107f07" style:font-size-asian="11pt" style:font-name-complex="Verdana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3871a"/>
    </style:style>
    <style:style style:name="P17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Arial Black" style:font-name-complex="Arial Black"/>
    </style:style>
    <style:style style:name="P18" style:family="paragraph" style:parent-style-name="Zawartość_20_tabeli">
      <style:text-properties style:font-name="Arial Black" fo:font-size="11pt" fo:font-weight="bold" style:font-size-asian="11pt" style:font-weight-asian="bold" style:font-name-complex="Verdana" style:font-size-complex="11pt" style:font-weight-complex="bold"/>
    </style:style>
    <style:style style:name="P19" style:family="paragraph" style:parent-style-name="Standard"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0" style:family="paragraph" style:parent-style-name="Standard">
      <style:paragraph-properties fo:text-align="end" style:justify-single-word="fals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2" style:family="paragraph" style:parent-style-name="Standard">
      <style:paragraph-properties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3" style:family="paragraph" style:parent-style-name="Standard">
      <style:text-properties fo:color="#000000" loext:opacity="100%" style:font-name="Verdana" fo:font-size="11pt" fo:language="en" fo:country="US" fo:font-weight="bold" style:font-name-asian="AngsanaUPC" style:font-size-asian="11pt" style:font-weight-asian="bold" style:font-name-complex="Verdana" style:font-size-complex="11pt" style:font-weight-complex="bold"/>
    </style:style>
    <style:style style:name="P24" style:family="paragraph" style:parent-style-name="Standard">
      <style:paragraph-properties style:text-autospace="none"/>
      <style:text-properties fo:color="#000000" loext:opacity="100%" style:font-name="Verdana" fo:font-size="11pt" fo:language="en" fo:country="US" fo:font-weight="bold" officeooo:rsid="0009dd8b" officeooo:paragraph-rsid="0009dd8b" style:font-name-asian="AngsanaUPC" style:font-size-asian="11pt" style:font-weight-asian="bold" style:font-name-complex="Verdana" style:font-size-complex="11pt" style:font-weight-complex="bold"/>
    </style:style>
    <style:style style:name="P25" style:family="paragraph" style:parent-style-name="Zawartość_20_tabeli">
      <style:text-properties officeooo:paragraph-rsid="0013871a"/>
    </style:style>
    <style:style style:name="P26" style:family="paragraph" style:parent-style-name="Zawartość_20_tabeli">
      <style:text-properties style:font-name="Verdana" fo:font-size="11pt" fo:language="en" fo:country="US" officeooo:rsid="000b6804" officeooo:paragraph-rsid="0013871a" style:font-size-asian="11pt" style:font-name-complex="Verdana" style:font-size-complex="11pt"/>
    </style:style>
    <style:style style:name="P27" style:family="paragraph" style:parent-style-name="Standard" style:list-style-name="WW8Num1">
      <style:paragraph-properties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8" style:family="paragraph" style:parent-style-name="Standard" style:list-style-name="WW8Num1">
      <style:paragraph-properties style:text-autospace="none"/>
      <style:text-properties fo:color="#000000" loext:opacity="100%" style:font-name="Verdana" fo:font-size="11pt" fo:language="en" fo:country="US" officeooo:rsid="0009dd8b" officeooo:paragraph-rsid="0009dd8b" style:font-name-asian="AngsanaUPC" style:font-size-asian="11pt" style:font-name-complex="Verdana" style:font-size-complex="11pt"/>
    </style:style>
    <style:style style:name="P29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rsid="0009dd8b" officeooo:paragraph-rsid="0009dd8b" style:font-name-asian="AngsanaUPC" style:font-size-asian="11pt" style:font-name-complex="Verdana" style:font-size-complex="11pt"/>
    </style:style>
    <style:style style:name="P30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paragraph-rsid="0009dd8b" style:font-name-asian="AngsanaUPC" style:font-size-asian="11pt" style:font-name-complex="Verdana" style:font-size-complex="11pt"/>
    </style:style>
    <style:style style:name="P31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rsid="000b6804" officeooo:paragraph-rsid="000b6804" style:font-name-asian="AngsanaUPC" style:font-size-asian="11pt" style:font-name-complex="Verdana" style:font-size-complex="11pt"/>
    </style:style>
    <style:style style:name="T1" style:family="text">
      <style:text-properties style:font-name="Arial Black" fo:font-size="11pt" fo:font-weight="bold" style:font-size-asian="11pt" style:font-weight-asian="bold" style:font-name-complex="Verdana" style:font-size-complex="11pt" style:font-weight-complex="bold"/>
    </style:style>
    <style:style style:name="T2" style:family="text">
      <style:text-properties style:font-name="Arial Black" fo:font-size="11pt" style:font-size-asian="11pt" style:font-name-complex="Verdana" style:font-size-complex="11pt"/>
    </style:style>
    <style:style style:name="T3" style:family="text">
      <style:text-properties style:font-name="Arial Black" fo:font-size="11pt" fo:language="en" fo:country="US" fo:font-weight="bold" officeooo:rsid="0013871a" style:font-size-asian="11pt" style:font-weight-asian="bold" style:font-name-complex="Verdana" style:font-size-complex="11pt" style:font-weight-complex="bold"/>
    </style:style>
    <style:style style:name="T4" style:family="text">
      <style:text-properties fo:color="#000000" loext:opacity="100%" style:font-name="Arial Black" fo:font-size="26pt" style:font-size-asian="26pt" style:font-name-complex="Verdana" style:font-size-complex="26pt"/>
    </style:style>
    <style:style style:name="T5" style:family="text">
      <style:text-properties fo:color="#000000" loext:opacity="100%" style:font-name="Arial Black" fo:font-size="26pt" fo:language="en" fo:country="US" officeooo:rsid="0009dd8b" style:font-size-asian="26pt" style:font-name-complex="Verdana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loext:opacity="100%" style:font-name="Arial Black" fo:font-size="26pt" fo:language="en" fo:country="US" fo:font-weight="bold" officeooo:rsid="0009dd8b" style:font-size-asian="26pt" style:font-weight-asian="bold" style:font-name-complex="Verdana" style:font-size-complex="26pt" style:font-weight-complex="bold"/>
    </style:style>
    <style:style style:name="T8" style:family="text">
      <style:text-properties style:font-name="Verdana" fo:font-size="11pt" style:font-size-asian="11pt" style:font-name-complex="Verdana" style:font-size-complex="11pt"/>
    </style:style>
    <style:style style:name="T9" style:family="text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T10" style:family="text">
      <style:text-properties style:font-name="Verdana" fo:font-size="11pt" style:font-name-asian="Verdana" style:font-size-asian="11pt" style:font-name-complex="Verdana" style:font-size-complex="11pt"/>
    </style:style>
    <style:style style:name="T11" style:family="text">
      <style:text-properties style:font-name="Verdana" fo:font-size="11pt" fo:language="en" fo:country="US" style:font-size-asian="11pt" style:font-name-complex="Verdana" style:font-size-complex="11pt"/>
    </style:style>
    <style:style style:name="T12" style:family="text">
      <style:text-properties style:font-name="Verdana" fo:font-size="11pt" fo:language="en" fo:country="US" officeooo:rsid="0009dd8b" style:font-size-asian="11pt" style:font-name-complex="Verdana" style:font-size-complex="11pt"/>
    </style:style>
    <style:style style:name="T13" style:family="text">
      <style:text-properties style:font-name="Verdana" fo:font-size="11pt" fo:language="en" fo:country="US" officeooo:rsid="000b6804" style:font-size-asian="11pt" style:font-name-complex="Verdana" style:font-size-complex="11pt"/>
    </style:style>
    <style:style style:name="T14" style:family="text">
      <style:text-properties style:font-name="Verdana" fo:font-size="11pt" fo:language="en" fo:country="US" fo:font-weight="bold" officeooo:rsid="000b6804" style:font-size-asian="11pt" style:font-weight-asian="bold" style:font-name-complex="Verdana" style:font-size-complex="11pt" style:font-weight-complex="bold"/>
    </style:style>
    <style:style style:name="T15" style:family="text">
      <style:text-properties style:font-name-asian="Verdana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b6804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b6804" style:font-name-asian="Verdana" style:font-weight-asian="bold" style:font-weight-complex="bold"/>
    </style:style>
    <style:style style:name="T20" style:family="text">
      <style:text-properties fo:language="en" fo:country="US" officeooo:rsid="0012015d"/>
    </style:style>
    <style:style style:name="T21" style:family="text">
      <style:text-properties fo:language="en" fo:country="US" officeooo:rsid="000b6804" style:font-name-asian="Verdana"/>
    </style:style>
    <style:style style:name="T22" style:family="text">
      <style:text-properties fo:language="en" fo:country="US" officeooo:rsid="0013871a" style:font-name-asian="Verdana"/>
    </style:style>
    <style:style style:name="T23" style:family="text">
      <style:text-properties officeooo:rsid="0009dd8b"/>
    </style:style>
    <style:style style:name="T24" style:family="text">
      <style:text-properties fo:language="uk" fo:country="UA" officeooo:rsid="0009dd8b"/>
    </style:style>
    <style:style style:name="T25" style:family="text">
      <style:text-properties fo:language="uk" fo:country="UA" officeooo:rsid="001387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5"><text:span text:style-name="T5">Mykola</text:span><text:span text:style-name="T4"> </text:span><text:span text:style-name="T7">Hlushpenko</text:span></text:p>
      <text:p text:style-name="P14"><text:span text:style-name="T1">Address:</text:span><text:span text:style-name="T8"> </text:span><text:span text:style-name="T12">Ukraine, Ivano-Frankivsk, </text:span><text:span text:style-name="T13">H</text:span><text:span text:style-name="T12">et</text:span><text:span text:style-name="T13">y</text:span><text:span text:style-name="T12">mana Mazepy 167/1 16, 76000</text:span></text:p>
      <text:p text:style-name="P14"><text:span text:style-name="T1">Phone:</text:span><text:span text:style-name="T8"> +</text:span><text:span text:style-name="T12">38</text:span><text:span text:style-name="T8"> (0)</text:span><text:span text:style-name="T12">63</text:span><text:span text:style-name="T11"> </text:span><text:span text:style-name="T12">572</text:span><text:span text:style-name="T11"> </text:span><text:span text:style-name="T12">4805</text:span><text:span text:style-name="T10"> </text:span></text:p>
      <text:p text:style-name="P14"><text:span text:style-name="T1">Email:</text:span><text:span text:style-name="T8"> </text:span><text:a xlink:type="simple" xlink:href="mailto:nick.hlushpenko@gmail.com" text:style-name="Internet_20_link" text:visited-style-name="Visited_20_Internet_20_Link"><text:span text:style-name="T12">nick</text:span></text:a><text:a xlink:type="simple" xlink:href="mailto:nick.hlushpenko@gmail.com" text:style-name="Internet_20_link" text:visited-style-name="Visited_20_Internet_20_Link"><text:span text:style-name="T8">.</text:span></text:a><text:a xlink:type="simple" xlink:href="mailto:nick.hlushpenko@gmail.com" text:style-name="Internet_20_link" text:visited-style-name="Visited_20_Internet_20_Link"><text:span text:style-name="T12">hlushpenko</text:span></text:a><text:a xlink:type="simple" xlink:href="mailto:nick.hlushpenko@gmail.com" text:style-name="Internet_20_link" text:visited-style-name="Visited_20_Internet_20_Link"><text:span text:style-name="T8">@gmail.com</text:span></text:a></text:p>
      <text:p text:style-name="P16"><text:span text:style-name="T3">Telegram</text:span><text:span text:style-name="T1">:</text:span><text:span text:style-name="T8"> <text:s text:c="2"/>t.me/nick_hlushpenko</text:span></text:p>
      <text:p text:style-name="P2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Zawartość_20_tabeli"><text:span text:style-name="T1">OBJECTIVE</text:span><text:span text:style-name="T2"> </text:span></text:p>
          </table:table-cell>
          <table:table-cell table:style-name="Таблиця1.B1" office:value-type="string">
            <text:p text:style-name="P6">Development on PHP and CMS Opencart</text:p>
          </table:table-cell>
        </table:table-row>
      </table:table>
      <text:p text:style-name="P3"/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18">WORK</text:p>
            <text:p text:style-name="P18">EXPERIENCE</text:p>
          </table:table-cell>
          <table:table-cell table:style-name="Таблиця2.B1" office:value-type="string">
            <text:p text:style-name="P20">0<text:span text:style-name="T23">2</text:span>/20<text:span text:style-name="T23">21</text:span> – <text:span text:style-name="T23">8/2021</text:span></text:p>
            <text:p text:style-name="P23"><text:span text:style-name="T23">Junior Front-End</text:span> <text:span text:style-name="T23">Developer</text:span></text:p>
            <text:p text:style-name="P19">Responsibilities:</text:p>
            <text:list xml:id="list2308142956" text:style-name="WW8Num1">
              <text:list-item>
                <text:p text:style-name="P27">Front-end layout <text:span text:style-name="T23">development</text:span></text:p>
              </text:list-item>
              <text:list-item>
                <text:p text:style-name="P28">Fixes visual bugs (if on front-size)</text:p>
              </text:list-item>
              <text:list-item>
                <text:p text:style-name="P27">Improving site loading performance <text:span text:style-name="T24">(</text:span><text:span text:style-name="T23">for Google Page Speed</text:span><text:span text:style-name="T24">)</text:span></text:p>
              </text:list-item>
            </text:list>
            <text:p text:style-name="P22"/>
            <text:p text:style-name="P21">0<text:span text:style-name="T23">8</text:span>/20<text:span text:style-name="T23">21</text:span> – <text:span text:style-name="T23">today</text:span></text:p>
            <text:p text:style-name="P24">Strong Middle Full-Stack developer</text:p>
            <text:p text:style-name="P22">Responsibilities:</text:p>
            <text:list xml:id="list1225171579" text:style-name="WW8Num2">
              <text:list-item>
                <text:p text:style-name="P29">Create a new functionality for integration's or sale-automation</text:p>
              </text:list-item>
              <text:list-item>
                <text:p text:style-name="P30">Improving site loading performance <text:span text:style-name="T23">on server-side</text:span></text:p>
              </text:list-item>
              <text:list-item>
                <text:p text:style-name="P31">Introducing JSON-LD micro-data</text:p>
              </text:list-item>
              <text:list-item>
                <text:p text:style-name="P31">API Integration's/Testing</text:p>
              </text:list-item>
            </text:list>
          </table:table-cell>
        </table:table-row>
      </table:table>
      <text:p text:style-name="P3"/>
      <table:table table:name="Таблиця3" table:style-name="Таблиця3">
        <table:table-column table:style-name="Таблиця3.A"/>
        <table:table-column table:style-name="Таблиця3.B"/>
        <table:table-row table:style-name="Таблиця3.1">
          <table:table-cell table:style-name="Таблиця3.A1" office:value-type="string">
            <text:p text:style-name="P18">EDUCATION</text:p>
            <text:p text:style-name="P11"/>
          </table:table-cell>
          <table:table-cell table:style-name="Таблиця3.B1" office:value-type="string">
            <text:p text:style-name="P7"><text:span text:style-name="T15">20</text:span><text:span text:style-name="T21">15</text:span><text:span text:style-name="T15"> – </text:span><text:span text:style-name="T21">20</text:span><text:span text:style-name="T22">19</text:span></text:p>
            <text:p text:style-name="P10"><text:span text:style-name="T19">Junior Specialist of Computer Science</text:span><text:span text:style-name="T21">, </text:span></text:p>
            <text:p text:style-name="P10"><text:span text:style-name="T21">Nadvirna College</text:span><text:span text:style-name="T15"> </text:span></text:p>
            <text:p text:style-name="P10"/>
            <text:p text:style-name="P7">20<text:span text:style-name="T17">1</text:span><text:span text:style-name="T25">9</text:span> - <text:span text:style-name="T17">2021</text:span></text:p>
            <text:p text:style-name="P25"><text:span text:style-name="T9">Bachelor Degree of Computer </text:span><text:span text:style-name="T14">Engineering</text:span><text:span text:style-name="T8">, </text:span></text:p>
            <text:p text:style-name="P26">Nadvirna College</text:p>
          </table:table-cell>
        </table:table-row>
      </table:table>
      <text:p text:style-name="P5"/>
      <text:p text:style-name="P4"/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office:value-type="string">
            <text:p text:style-name="P18">ADDITIONAL</text:p>
            <text:p text:style-name="Zawartość_20_tabeli"><text:span text:style-name="T1">SKILLS</text:span><text:span text:style-name="T8"> </text:span></text:p>
          </table:table-cell>
          <table:table-cell table:style-name="Таблиця4.B1" office:value-type="string">
            <text:p text:style-name="P6"><text:span text:style-name="T6">Database operation:</text:span> M<text:span text:style-name="T17">ySQL</text:span>, <text:span text:style-name="T17">MariaDB</text:span></text:p>
            <text:p text:style-name="P9"><text:span text:style-name="T6">Programming:</text:span> <text:span text:style-name="T17">PHP</text:span>, <text:span text:style-name="T17">JavaScript, <text:s/></text:span><text:span text:style-name="T20">Twig Symphony</text:span></text:p>
            <text:p text:style-name="P8"><text:span text:style-name="T18">Styling:</text:span><text:span text:style-name="T16"> CSS, SASS</text:span></text:p>
            <text:p text:style-name="P12"><text:span text:style-name="T6">Testing:</text:span> Postman, Selenium</text:p>
            <text:p text:style-name="P12"><text:span text:style-name="T6">Design:</text:span> Figma, Adobe XD</text:p>
            <text:p text:style-name="P13"><text:span text:style-name="T6">Draw:</text:span> Corel Draw</text:p>
          </table:table-cell>
        </table:table-row>
      </table:table>
      <text:p text:style-name="P1"/>
      <table:table table:name="Таблиця5" table:style-name="Таблиця5">
        <table:table-column table:style-name="Таблиця5.A"/>
        <table:table-column table:style-name="Таблиця5.B"/>
        <table:table-row table:style-name="Таблиця5.1">
          <table:table-cell table:style-name="Таблиця5.A1" office:value-type="string">
            <text:p text:style-name="Zawartość_20_tabeli"><text:span text:style-name="T1">REFERENCES</text:span><text:span text:style-name="T2"> </text:span></text:p>
          </table:table-cell>
          <table:table-cell table:style-name="Таблиця5.B1" office:value-type="string">
            <text:p text:style-name="P6">References available on request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fill-image draw:name="Bitmap_20_1" draw:display-name="Bitmap 1" xlink:href="Pictures/10000000000009B000000DB4A581F4212540D54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agłówek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Linia_20_pozioma" style:display-name="Linia pozioma" style:family="paragraph" style:parent-style-name="Standard" style:next-style-name="Text_20_body">
      <style:paragraph-properties fo:margin-top="0cm" fo:margin-bottom="0.499cm" style:contextual-spacing="false" fo:padding="0cm" fo:border-left="none" fo:border-right="none" fo:border-top="none" fo:border-bottom="0.11pt solid #808080" style:shadow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Domyślna_20_czcionka_20_akapitu" style:display-name="Domyślna czcionka akapitu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RTF_5f_Num_20_2_20_1" style:display-name="RTF_Num 2 1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2" style:display-name="RTF_Num 2 2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3" style:display-name="RTF_Num 2 3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4" style:display-name="RTF_Num 2 4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5" style:display-name="RTF_Num 2 5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6" style:display-name="RTF_Num 2 6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7" style:display-name="RTF_Num 2 7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8" style:display-name="RTF_Num 2 8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9" style:display-name="RTF_Num 2 9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Default_20_Paragraph_20_Font" style:display-name="Default Paragraph Font" style:family="text"/>
    <style:style style:name="Symbole_20_wypunktowania" style:display-name="Symbole wypunktowania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11pt solid #000000" fo:padding="1.092cm" style:writing-mode="lr-tb" style:layout-grid-color="#c0c0c0" style:layout-grid-lines="2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ffffff" draw:fill-image-name="Bitmap_20_1" style:repeat="stretch" style:footnote-max-height="0cm" loext:margin-gutter="0cm">
        <style:background-image xlink:href="Pictures/10000000000009B000000DB4A581F4212540D5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ffff" draw:fill-image-name="Bitmap_20_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Turbo</meta:initial-creator>
    <meta:creation-date>2009-04-16T12:32:00</meta:creation-date>
    <dc:date>2022-08-28T21:27:25.471000000</dc:date>
    <meta:print-date>2020-04-04T20:16:00</meta:print-date>
    <meta:editing-cycles>9</meta:editing-cycles>
    <meta:editing-duration>PT17M5S</meta:editing-duration>
    <meta:generator>LibreOffice/7.3.5.2$Windows_X86_64 LibreOffice_project/184fe81b8c8c30d8b5082578aee2fed2ea847c01</meta:generator>
    <meta:document-statistic meta:table-count="5" meta:image-count="0" meta:object-count="0" meta:page-count="2" meta:paragraph-count="39" meta:word-count="133" meta:character-count="1017" meta:non-whitespace-character-count="917"/>
  </office:meta>
</office:document-meta>
</file>